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style-name="Italic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family-asian="Arial" style:font-style-name-asian="Regular" style:font-family-generic-asian="swiss" style:font-size-asian="13pt" style:font-style-asian="italic" style:font-family-complex="Arial" style:font-style-name-complex="Regular" style:font-family-generic-complex="swiss" style:font-size-complex="13pt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3pt" fo:font-style="normal" style:font-family-asian="Arial" style:font-style-name-asian="Regular" style:font-family-generic-asian="swiss" style:font-size-asian="13pt" style:font-style-asian="normal" style:font-family-complex="Arial" style:font-style-name-complex="Regular" style:font-family-generic-complex="swiss" style:font-size-complex="13pt" style:font-style-complex="normal"/>
    </style:style>
    <style:style style:name="T3" style:family="text">
      <style:text-properties fo:font-family="'Times New Roman'" style:font-style-name="Italic" style:font-family-generic="roman" style:font-pitch="variable" fo:font-size="13pt" style:font-family-asian="Arial" style:font-style-name-asian="Regular" style:font-family-generic-asian="swiss" style:font-size-asian="13pt" style:font-family-complex="Arial" style:font-style-name-complex="Regular" style:font-family-generic-complex="swiss" style:font-size-complex="13pt"/>
    </style:style>
    <style:style style:name="T4" style:family="text">
      <style:text-properties fo:font-family="'Times New Roman'" style:font-style-name="Italic" style:font-family-generic="roman" style:font-pitch="variable" fo:font-size="13pt" fo:font-style="normal" style:font-family-asian="Arial" style:font-style-name-asian="Regular" style:font-family-generic-asian="swiss" style:font-size-asian="13pt" style:font-style-asian="normal" style:font-family-complex="Arial" style:font-style-name-complex="Regular" style:font-family-generic-complex="swiss" style:font-size-complex="13pt" style:font-style-complex="normal"/>
    </style:style>
    <style:style style:name="T5" style:family="text">
      <style:text-properties fo:font-family="'Times New Roman'" style:font-style-name="Italic" style:font-family-generic="roman" style:font-pitch="variable" fo:font-size="13pt" fo:font-style="italic" style:font-family-asian="Arial" style:font-style-name-asian="Regular" style:font-family-generic-asian="swiss" style:font-size-asian="13pt" style:font-style-asian="italic" style:font-family-complex="Arial" style:font-style-name-complex="Regular" style:font-family-generic-complex="swiss" style:font-size-complex="13pt" style:font-style-complex="italic"/>
    </style:style>
    <style:style style:name="T6" style:family="text">
      <style:text-properties style:text-position="-33% 58%" fo:font-family="'Times New Roman'" style:font-style-name="Italic" style:font-family-generic="roman" style:font-pitch="variable" fo:font-size="13pt" fo:font-style="normal" style:font-family-asian="Arial" style:font-style-name-asian="Regular" style:font-family-generic-asian="swiss" style:font-size-asian="13pt" style:font-style-asian="normal" style:font-family-complex="Arial" style:font-style-name-complex="Regular" style:font-family-generic-complex="swiss" style:font-size-complex="13pt" style:font-style-complex="normal"/>
    </style:style>
    <style:style style:name="T7" style:family="text">
      <style:text-properties style:text-position="0% 100%" fo:font-family="'Times New Roman'" style:font-style-name="Regular" style:font-family-generic="roman" fo:font-size="13pt" fo:font-style="normal" style:font-family-asian="'Times New Roman'" style:font-style-name-asian="Regular" style:font-family-generic-asian="roman" style:font-size-asian="13pt" style:font-style-asian="normal" style:font-family-complex="'Times New Roman'" style:font-style-name-complex="Regular" style:font-family-generic-complex="roman" style:font-size-complex="13pt" style:font-style-complex="normal"/>
    </style:style>
    <style:style style:name="T8" style:family="text">
      <style:text-properties fo:font-family="'Times New Roman'" style:font-style-name="Italic" style:font-family-generic="roman" style:font-pitch="variable" fo:font-size="13pt" fo:font-style="normal" style:font-family-asian="Arial" style:font-style-name-asian="Regular" style:font-family-generic-asian="swiss" style:font-size-asian="13pt" style:font-style-asian="normal" style:font-family-complex="Arial" style:font-style-name-complex="Regular" style:font-family-generic-complex="swiss" style:font-size-complex="13pt" style:font-style-complex="normal"/>
    </style:style>
    <style:style style:name="T9" style:family="text">
      <style:text-properties fo:font-family="'Times New Roman'" style:font-style-name="Regular" style:font-family-generic="roman" fo:font-size="13pt" style:font-family-asian="'Times New Roman'" style:font-style-name-asian="Regular" style:font-family-generic-asian="roman" style:font-size-asian="13pt" style:font-family-complex="'Times New Roman'" style:font-style-name-complex="Regular" style:font-family-generic-complex="roman" style:font-size-complex="13pt"/>
    </style:style>
    <style:style style:name="T10" style:family="text">
      <style:text-properties fo:font-family="'Times New Roman'" style:font-style-name="Regular" style:font-family-generic="roman" fo:font-size="13pt" fo:font-style="italic" style:font-family-asian="'Times New Roman'" style:font-style-name-asian="Regular" style:font-family-generic-asian="roman" style:font-size-asian="13pt" style:font-style-asian="italic" style:font-family-complex="'Times New Roman'" style:font-style-name-complex="Regular" style:font-family-generic-complex="roman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4cm" svg:height="2.54cm" svg:x="6.548cm" svg:y="4.8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323cm" svg:height="0.876cm" svg:x="7.053cm" svg:y="7.377cm">
          <draw:text-box>
            <text:p><text:span text:style-name="T1">λ</text:span><text:span text:style-name="T2">2</text:span><text:span text:style-name="T3">=0</text:span></text:p>
          </draw:text-box>
        </draw:frame>
        <draw:frame draw:style-name="gr2" draw:text-style-name="P2" draw:layer="layout" svg:width="1.399cm" svg:height="0.876cm" svg:x="7.054cm" svg:y="4.077cm">
          <draw:text-box>
            <text:p><text:span text:style-name="T1">λ</text:span><text:span text:style-name="T2">2</text:span><text:span text:style-name="T3">=</text:span><text:span text:style-name="T1">C</text:span></text:p>
          </draw:text-box>
        </draw:frame>
        <draw:connector draw:style-name="gr3" draw:text-style-name="P1" draw:layer="layout" draw:type="line" svg:x1="7.818cm" svg:y1="4.867cm" svg:x2="9.088cm" svg:y2="6.137cm" draw:start-shape="id1" draw:start-glue-point="0" draw:end-shape="id1" draw:end-glue-point="1" svg:d="M7818 4867l1270 1270">
          <text:p/>
        </draw:connector>
        <draw:frame draw:style-name="gr2" draw:text-style-name="P2" draw:layer="layout" svg:width="1.323cm" svg:height="0.876cm" svg:x="5.355cm" svg:y="5.777cm">
          <draw:text-box>
            <text:p><text:span text:style-name="T1">λ</text:span><text:span text:style-name="T2">1</text:span><text:span text:style-name="T3">=</text:span><text:span text:style-name="T4">0</text:span></text:p>
          </draw:text-box>
        </draw:frame>
        <draw:frame draw:style-name="gr2" draw:text-style-name="P2" draw:layer="layout" svg:width="1.399cm" svg:height="0.876cm" svg:x="8.956cm" svg:y="5.777cm">
          <draw:text-box>
            <text:p><text:span text:style-name="T1">λ</text:span><text:span text:style-name="T2">1</text:span><text:span text:style-name="T3">=</text:span><text:span text:style-name="T1">C</text:span></text:p>
          </draw:text-box>
        </draw:frame>
        <draw:custom-shape draw:style-name="gr1" draw:text-style-name="P1" draw:layer="layout" svg:width="0.254cm" svg:height="0.254cm" svg:x="8.299cm" svg:y="5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54cm" svg:height="2.54cm" svg:x="11.848cm" svg:y="4.86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323cm" svg:height="0.876cm" svg:x="12.353cm" svg:y="7.382cm">
          <draw:text-box>
            <text:p><text:span text:style-name="T1">λ</text:span><text:span text:style-name="T2">2</text:span><text:span text:style-name="T3">=0</text:span></text:p>
          </draw:text-box>
        </draw:frame>
        <draw:frame draw:style-name="gr2" draw:text-style-name="P2" draw:layer="layout" svg:width="1.399cm" svg:height="0.876cm" svg:x="12.354cm" svg:y="4.077cm">
          <draw:text-box>
            <text:p><text:span text:style-name="T1">λ</text:span><text:span text:style-name="T2">2</text:span><text:span text:style-name="T3">=</text:span><text:span text:style-name="T1">C</text:span></text:p>
          </draw:text-box>
        </draw:frame>
        <draw:connector draw:style-name="gr3" draw:text-style-name="P1" draw:layer="layout" draw:type="line" svg:x1="13.118cm" svg:y1="7.407cm" svg:x2="14.388cm" svg:y2="6.137cm" draw:start-shape="id2" draw:start-glue-point="2" draw:end-shape="id2" draw:end-glue-point="1" svg:d="M13118 7407l1270-1270">
          <text:p/>
        </draw:connector>
        <draw:frame draw:style-name="gr2" draw:text-style-name="P2" draw:layer="layout" svg:width="1.323cm" svg:height="0.876cm" svg:x="10.655cm" svg:y="5.777cm">
          <draw:text-box>
            <text:p><text:span text:style-name="T1">λ</text:span><text:span text:style-name="T2">1</text:span><text:span text:style-name="T3">=</text:span><text:span text:style-name="T4">0</text:span></text:p>
          </draw:text-box>
        </draw:frame>
        <draw:frame draw:style-name="gr2" draw:text-style-name="P2" draw:layer="layout" svg:width="1.399cm" svg:height="0.876cm" svg:x="14.256cm" svg:y="5.777cm">
          <draw:text-box>
            <text:p><text:span text:style-name="T1">λ</text:span><text:span text:style-name="T2">1</text:span><text:span text:style-name="T3">=</text:span><text:span text:style-name="T1">C</text:span></text:p>
          </draw:text-box>
        </draw:frame>
        <draw:custom-shape draw:style-name="gr1" draw:text-style-name="P1" draw:layer="layout" svg:width="0.254cm" svg:height="0.254cm" svg:x="13.599cm" svg:y="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3.23cm" svg:height="0.876cm" svg:x="6.254cm" svg:y="8.077cm">
          <draw:text-box>
            <text:p><text:span text:style-name="T5">y</text:span><text:span text:style-name="T6">1</text:span><text:span text:style-name="T7">=</text:span><text:span text:style-name="T5">y</text:span><text:span text:style-name="T6">2</text:span><text:span text:style-name="T8">:</text:span><text:span text:style-name="T5"> λ</text:span><text:span text:style-name="T6">1</text:span><text:span text:style-name="T1">+λ</text:span><text:span text:style-name="T2">2</text:span><text:span text:style-name="T3">= </text:span><text:span text:style-name="T9">γ</text:span></text:p>
          </draw:text-box>
        </draw:frame>
        <draw:frame draw:style-name="gr2" draw:text-style-name="P2" draw:layer="layout" svg:width="3.171cm" svg:height="0.876cm" svg:x="11.655cm" svg:y="8.077cm">
          <draw:text-box>
            <text:p><text:span text:style-name="T5">y</text:span><text:span text:style-name="T6">1</text:span><text:span text:style-name="T10">≠</text:span><text:span text:style-name="T5">y</text:span><text:span text:style-name="T6">2</text:span><text:span text:style-name="T8">:</text:span><text:span text:style-name="T5"> λ</text:span><text:span text:style-name="T6">1</text:span><text:span text:style-name="T7">−</text:span><text:span text:style-name="T1">λ</text:span><text:span text:style-name="T2">2</text:span><text:span text:style-name="T3">= </text:span><text:span text:style-name="T9">γ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5-12T11:15:07.53</meta:creation-date>
    <dc:date>2015-05-12T11:42:36.21</dc:date>
    <dc:creator>Loc Nguyen</dc:creator>
    <meta:editing-duration>PT27M25S</meta:editing-duration>
    <meta:editing-cycles>16</meta:editing-cycles>
    <meta:generator>OpenOffice/4.1.0$Win32 OpenOffice.org_project/410m18$Build-9764</meta:generator>
    <meta:document-statistic meta:object-count="16"/>
  </office:meta>
</office:document-meta>
</file>